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  <style:font-face style:name="opensans-regular" svg:font-family="opensans-regular, sans-serif"/>
  </office:font-face-decls>
  <office:automatic-styles>
    <style:style style:name="P1" style:family="paragraph" style:parent-style-name="No_20_Spacing" style:list-style-name="WWNum8">
      <style:text-properties fo:font-size="10pt" style:font-size-asian="10pt" style:font-size-complex="10pt"/>
    </style:style>
    <style:style style:name="P2" style:family="paragraph" style:parent-style-name="No_20_Spacing" style:list-style-name="WWNum9">
      <style:text-properties fo:font-size="10pt" style:font-size-asian="10pt" style:font-size-complex="10pt"/>
    </style:style>
    <style:style style:name="P3" style:family="paragraph" style:parent-style-name="No_20_Spacing" style:list-style-name="WWNum9">
      <style:text-properties fo:font-size="10pt" officeooo:paragraph-rsid="0011d7a2" style:font-size-asian="10pt" style:font-size-complex="10pt"/>
    </style:style>
    <style:style style:name="P4" style:family="paragraph" style:parent-style-name="No_20_Spacing" style:list-style-name="WWNum1">
      <style:text-properties fo:font-size="10pt" officeooo:paragraph-rsid="0007cc6e" style:font-size-asian="10pt" style:font-size-complex="10pt"/>
    </style:style>
    <style:style style:name="P5" style:family="paragraph" style:parent-style-name="No_20_Spacing" style:list-style-name="WWNum2">
      <style:text-properties fo:font-size="10pt" style:font-size-asian="10pt" style:font-size-complex="10pt"/>
    </style:style>
    <style:style style:name="P6" style:family="paragraph" style:parent-style-name="No_20_Spacing" style:list-style-name="WWNum6">
      <style:text-properties fo:font-size="10pt" style:font-size-asian="10pt" style:font-size-complex="10pt"/>
    </style:style>
    <style:style style:name="P7" style:family="paragraph" style:parent-style-name="No_20_Spacing">
      <style:text-properties fo:font-size="10pt" officeooo:paragraph-rsid="001416cc" style:font-size-asian="10pt" style:font-size-complex="10pt"/>
    </style:style>
    <style:style style:name="P8" style:family="paragraph" style:parent-style-name="No_20_Spacing">
      <style:text-properties fo:font-size="10pt" style:font-size-asian="10pt" style:font-size-complex="10pt"/>
    </style:style>
    <style:style style:name="P9" style:family="paragraph" style:parent-style-name="No_20_Spacing">
      <style:text-properties fo:font-size="10pt" officeooo:paragraph-rsid="0007cc6e" style:font-size-asian="10pt" style:font-size-complex="10pt"/>
    </style:style>
    <style:style style:name="P10" style:family="paragraph" style:parent-style-name="No_20_Spacing">
      <style:text-properties fo:font-size="10pt" officeooo:paragraph-rsid="000e03c7" style:font-size-asian="10pt" style:font-size-complex="10pt"/>
    </style:style>
    <style:style style:name="P11" style:family="paragraph" style:parent-style-name="No_20_Spacing">
      <style:text-properties fo:font-size="10pt" fo:font-weight="bold" style:font-size-asian="10pt" style:font-weight-asian="bold" style:font-name-complex="Calibri2" style:font-size-complex="10pt" style:font-weight-complex="bold"/>
    </style:style>
    <style:style style:name="P12" style:family="paragraph" style:parent-style-name="No_20_Spacing" style:list-style-name="WWNum8">
      <style:text-properties style:font-name="Calibri" fo:font-size="10pt" style:font-size-asian="10pt" style:font-name-complex="Calibri2" style:font-size-complex="10pt"/>
    </style:style>
    <style:style style:name="P13" style:family="paragraph" style:parent-style-name="No_20_Spacing" style:list-style-name="WWNum9">
      <style:text-properties style:font-name="Calibri" fo:font-size="10pt" style:font-size-asian="10pt" style:font-name-complex="Calibri2" style:font-size-complex="10pt"/>
    </style:style>
    <style:style style:name="P14" style:family="paragraph" style:parent-style-name="No_20_Spacing" style:list-style-name="WWNum9">
      <style:text-properties style:font-name="Calibri" fo:font-size="10pt" officeooo:paragraph-rsid="000f3e9a" style:font-size-asian="10pt" style:font-name-complex="Calibri2" style:font-size-complex="10pt"/>
    </style:style>
    <style:style style:name="P15" style:family="paragraph" style:parent-style-name="No_20_Spacing" style:list-style-name="WWNum9">
      <style:text-properties style:font-name="Calibri" fo:font-size="10pt" officeooo:rsid="000a509b" officeooo:paragraph-rsid="000a509b" style:font-size-asian="10pt" style:font-name-complex="Calibri2" style:font-size-complex="10pt"/>
    </style:style>
    <style:style style:name="P16" style:family="paragraph" style:parent-style-name="No_20_Spacing" style:list-style-name="WWNum9">
      <style:text-properties style:font-name="Calibri" fo:font-size="10pt" officeooo:rsid="000f3e9a" officeooo:paragraph-rsid="0011d7a2" style:font-size-asian="10pt" style:font-name-complex="Calibri2" style:font-size-complex="10pt"/>
    </style:style>
    <style:style style:name="P17" style:family="paragraph" style:parent-style-name="No_20_Spacing" style:list-style-name="WWNum1">
      <style:text-properties style:font-name="Calibri" fo:font-size="10pt" officeooo:paragraph-rsid="0007cc6e" style:font-size-asian="10pt" style:font-name-complex="Calibri2" style:font-size-complex="10pt"/>
    </style:style>
    <style:style style:name="P18" style:family="paragraph" style:parent-style-name="No_20_Spacing" style:list-style-name="WWNum3">
      <style:text-properties style:font-name="Calibri" fo:font-size="10pt" style:font-size-asian="10pt" style:font-name-complex="Calibri2" style:font-size-complex="10pt"/>
    </style:style>
    <style:style style:name="P19" style:family="paragraph" style:parent-style-name="No_20_Spacing" style:list-style-name="WWNum3">
      <style:text-properties style:font-name="Calibri" fo:font-size="10pt" officeooo:paragraph-rsid="00169f63" style:font-size-asian="10pt" style:font-name-complex="Calibri2" style:font-size-complex="10pt"/>
    </style:style>
    <style:style style:name="P20" style:family="paragraph" style:parent-style-name="No_20_Spacing" style:list-style-name="WWNum4">
      <style:text-properties style:font-name="Calibri" fo:font-size="10pt" style:font-size-asian="10pt" style:font-name-complex="Calibri2" style:font-size-complex="10pt"/>
    </style:style>
    <style:style style:name="P21" style:family="paragraph" style:parent-style-name="No_20_Spacing" style:list-style-name="WWNum5">
      <style:text-properties style:font-name="Calibri" fo:font-size="10pt" style:font-size-asian="10pt" style:font-name-complex="Calibri2" style:font-size-complex="10pt"/>
    </style:style>
    <style:style style:name="P22" style:family="paragraph" style:parent-style-name="No_20_Spacing" style:list-style-name="WWNum5">
      <style:text-properties style:font-name="Calibri" fo:font-size="10pt" officeooo:paragraph-rsid="000e03c7" style:font-size-asian="10pt" style:font-name-complex="Calibri2" style:font-size-complex="10pt"/>
    </style:style>
    <style:style style:name="P23" style:family="paragraph" style:parent-style-name="No_20_Spacing" style:list-style-name="WWNum6">
      <style:text-properties style:font-name="Calibri" fo:font-size="10pt" officeooo:paragraph-rsid="000e03c7" style:font-size-asian="10pt" style:font-name-complex="Calibri2" style:font-size-complex="10pt"/>
    </style:style>
    <style:style style:name="P24" style:family="paragraph" style:parent-style-name="No_20_Spacing" style:list-style-name="WWNum7">
      <style:text-properties style:font-name="Calibri" fo:font-size="10pt" style:font-size-asian="10pt" style:font-name-complex="Calibri2" style:font-size-complex="10pt"/>
    </style:style>
    <style:style style:name="P25" style:family="paragraph" style:parent-style-name="No_20_Spacing">
      <style:text-properties style:font-name="Calibri" fo:font-size="10pt" style:font-size-asian="10pt" style:font-name-complex="Calibri2" style:font-size-complex="10pt"/>
    </style:style>
    <style:style style:name="P26" style:family="paragraph" style:parent-style-name="No_20_Spacing">
      <style:text-properties style:font-name="Calibri" fo:font-size="10pt" officeooo:rsid="0011c230" style:font-size-asian="10pt" style:font-name-complex="Calibri2" style:font-size-complex="10pt"/>
    </style:style>
    <style:style style:name="P27" style:family="paragraph" style:parent-style-name="No_20_Spacing">
      <style:paragraph-properties fo:text-align="center" style:justify-single-word="false"/>
      <style:text-properties style:font-name="Calibri" fo:font-size="10pt" style:font-size-asian="10pt" style:font-name-complex="Calibri2" style:font-size-complex="10pt"/>
    </style:style>
    <style:style style:name="P28" style:family="paragraph" style:parent-style-name="No_20_Spacing">
      <style:text-properties style:font-name="Calibri" fo:font-size="10pt" style:text-underline-style="solid" style:text-underline-width="auto" style:text-underline-color="font-color" fo:font-weight="bold" style:font-size-asian="10pt" style:font-weight-asian="bold" style:font-name-complex="Calibri2" style:font-size-complex="10pt" style:font-weight-complex="bold"/>
    </style:style>
    <style:style style:name="P29" style:family="paragraph" style:parent-style-name="No_20_Spacing">
      <style:text-properties style:font-name="Calibri" fo:font-size="10pt" fo:font-weight="bold" style:font-size-asian="10pt" style:font-weight-asian="bold" style:font-name-complex="Calibri2" style:font-size-complex="10pt" style:font-weight-complex="bold"/>
    </style:style>
    <style:style style:name="P30" style:family="paragraph" style:parent-style-name="No_20_Spacing">
      <style:text-properties style:font-name="Calibri" fo:font-size="10pt" fo:font-weight="bold" officeooo:paragraph-rsid="0007cc6e" style:font-size-asian="10pt" style:font-weight-asian="bold" style:font-name-complex="Calibri2" style:font-size-complex="10pt" style:font-weight-complex="bold"/>
    </style:style>
    <style:style style:name="P31" style:family="paragraph" style:parent-style-name="No_20_Spacing">
      <style:text-properties style:font-name="Calibri" fo:font-size="10pt" fo:font-weight="bold" style:font-size-asian="10pt" style:font-weight-asian="bold" style:font-size-complex="10pt" style:font-weight-complex="bold"/>
    </style:style>
    <style:style style:name="P32" style:family="paragraph" style:parent-style-name="No_20_Spacing">
      <style:paragraph-properties fo:text-align="center" style:justify-single-word="false"/>
      <style:text-properties style:font-name="Calibri" fo:font-size="12pt" fo:font-weight="bold" style:font-size-asian="12pt" style:font-weight-asian="bold" style:font-name-complex="Calibri2" style:font-size-complex="12pt" style:font-weight-complex="bold"/>
    </style:style>
    <style:style style:name="P33" style:family="paragraph" style:parent-style-name="No_20_Spacing">
      <style:paragraph-properties fo:text-align="center" style:justify-single-word="false"/>
    </style:style>
    <style:style style:name="T1" style:family="text">
      <style:text-properties style:font-name="Calibri" fo:font-size="10pt" style:font-size-asian="10pt" style:font-name-complex="Calibri2" style:font-size-complex="10pt"/>
    </style:style>
    <style:style style:name="T2" style:family="text">
      <style:text-properties style:font-name="Calibri" fo:font-weight="bold" style:font-weight-asian="bold" style:font-name-complex="Calibri2" style:font-weight-complex="bold"/>
    </style:style>
    <style:style style:name="T3" style:family="text">
      <style:text-properties style:font-name="Calibri" fo:font-weight="bold" officeooo:rsid="00056b86" style:font-weight-asian="bold" style:font-name-complex="Calibri2" style:font-weight-complex="bold"/>
    </style:style>
    <style:style style:name="T4" style:family="text">
      <style:text-properties style:font-name="Calibri" fo:font-weight="bold" officeooo:rsid="0004d2b7" style:font-weight-asian="bold" style:font-name-complex="Calibri2" style:font-weight-complex="bold"/>
    </style:style>
    <style:style style:name="T5" style:family="text">
      <style:text-properties style:font-name="Calibri" fo:font-weight="bold" officeooo:rsid="000e03c7" style:font-weight-asian="bold" style:font-name-complex="Calibri2" style:font-weight-complex="bold"/>
    </style:style>
    <style:style style:name="T6" style:family="text">
      <style:text-properties style:font-name="Calibri" fo:font-weight="bold" officeooo:rsid="0011c230" style:font-weight-asian="bold" style:font-name-complex="Calibri2" style:font-weight-complex="bold"/>
    </style:style>
    <style:style style:name="T7" style:family="text">
      <style:text-properties style:font-name="Calibri" fo:font-weight="bold" fo:background-color="#ffffff" loext:char-shading-value="0" style:font-weight-asian="bold" style:font-name-complex="Segoe UI" style:font-weight-complex="bold"/>
    </style:style>
    <style:style style:name="T8" style:family="text">
      <style:text-properties style:font-name="Calibri" style:font-name-complex="Calibri2"/>
    </style:style>
    <style:style style:name="T9" style:family="text">
      <style:text-properties style:font-name="Calibri" officeooo:rsid="000a509b" style:font-name-complex="Calibri2"/>
    </style:style>
    <style:style style:name="T10" style:family="text">
      <style:text-properties style:font-name="Calibri" officeooo:rsid="000e03c7" style:font-name-complex="Calibri2"/>
    </style:style>
    <style:style style:name="T11" style:family="text">
      <style:text-properties style:font-name="Calibri" officeooo:rsid="001063a9" style:font-name-complex="Calibri2"/>
    </style:style>
    <style:style style:name="T12" style:family="text">
      <style:text-properties style:font-name="Calibri" officeooo:rsid="000f3e9a" style:font-name-complex="Calibri2"/>
    </style:style>
    <style:style style:name="T13" style:family="text">
      <style:text-properties officeooo:rsid="0012c478"/>
    </style:style>
    <style:style style:name="T14" style:family="text">
      <style:text-properties officeooo:rsid="0015674f"/>
    </style:style>
    <style:style style:name="T15" style:family="text">
      <style:text-properties fo:font-weight="bold" officeooo:rsid="0011c230" style:font-weight-asian="bold" style:font-weight-complex="bold"/>
    </style:style>
    <style:style style:name="T16" style:family="text">
      <style:text-properties officeooo:rsid="00169f63"/>
    </style:style>
    <style:style style:name="Sect1" style:family="section">
      <style:section-properties style:writing-mode="lr-tb" style:editable="false">
        <style:columns fo:column-count="2" fo:column-gap="0.4917in">
          <style:column style:rel-width="32767*" fo:start-indent="0in" fo:end-indent="0.2457in"/>
          <style:column style:rel-width="32768*" fo:start-indent="0.2457in" fo:end-indent="0in"/>
        </style:columns>
      </style:section-properties>
    </style:style>
    <style:style style:name="Sect2" style:family="section">
      <style:section-properties style:writing-mode="lr-tb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James Richards</text:p>
      <text:p text:style-name="P27">Technical Support / Help Desk</text:p>
      <text:p text:style-name="P33"><text:span text:style-name="T1">702-937-8395| </text:span><text:a xlink:type="simple" xlink:href="mailto:richardsjamesw@gmail.com" text:style-name="Internet_20_link" text:visited-style-name="Visited_20_Internet_20_Link"><text:span text:style-name="Internet_20_link"><text:span text:style-name="T1">richardsjamesw@gmail.com</text:span></text:span></text:a><text:span text:style-name="T1"> |Las Vegas, NV 89169</text:span></text:p>
      <text:p text:style-name="P33"><text:span text:style-name="T1">LinkedIn - </text:span><text:a xlink:type="simple" xlink:href="https://www.linkedin.com/in/jamesrichards1982" text:style-name="Internet_20_link" text:visited-style-name="Visited_20_Internet_20_Link"><text:span text:style-name="Internet_20_link"><text:span text:style-name="T1">https://www.linkedin.com/in/jamesrichards1982</text:span></text:span></text:a><text:span text:style-name="T1"> <text:line-break/>Github Portfolio - </text:span><text:a xlink:type="simple" xlink:href="https://jwrichards1982.github.io/portfolio" text:style-name="Internet_20_link" text:visited-style-name="Visited_20_Internet_20_Link"><text:span text:style-name="Internet_20_link"><text:span text:style-name="T1">https://jwrichards1982.github.io/portfolio</text:span></text:span></text:a></text:p>
      <text:p text:style-name="P28"><text:s/>SUMMARY<text:tab/><text:tab/><text:tab/><text:tab/><text:tab/><text:tab/><text:tab/><text:tab/><text:tab/><text:tab/><text:tab/><text:tab/><text:tab/></text:p>
      <text:p text:style-name="P26">Experienced technical Support Representative with 20+ years of experience resolving customer inquiries and providing technical solutions and teaching opportunities. Skilled in troubleshooting hardware and software issues.</text:p>
      <text:p text:style-name="P25"/>
      <text:p text:style-name="P28">CERTIFICATIONS<text:tab/><text:tab/><text:tab/><text:tab/><text:tab/><text:tab/><text:tab/><text:tab/><text:tab/><text:tab/><text:tab/><text:tab/></text:p>
      <text:list text:style-name="WWNum8">
        <text:list-item>
          <text:p text:style-name="P1"><text:span text:style-name="T8">CompTIA A+ lifetime (2001), C.E. </text:span><text:span text:style-name="T11">(</text:span><text:span text:style-name="T8">2014 - </text:span><text:span text:style-name="T11">ongoing)</text:span></text:p>
        </text:list-item>
        <text:list-item>
          <text:p text:style-name="P12">Microsoft Office User Specialist (M.O.U.S.) certificate. (2000), <text:span text:style-name="T14">Now Microsoft Office Specialist (MO.S.)</text:span></text:p>
        </text:list-item>
        <text:list-item>
          <text:p text:style-name="P12">Business Office Technology vocation certificate. (2000)</text:p>
        </text:list-item>
      </text:list>
      <text:p text:style-name="P25"/>
      <text:p text:style-name="P28">SKILLS<text:tab/><text:tab/><text:tab/><text:tab/><text:tab/><text:tab/><text:tab/><text:tab/><text:tab/><text:tab/><text:tab/><text:tab/><text:tab/><text:tab/></text:p>
      <text:section text:style-name="Sect1" text:name="TextSection">
        <text:list text:style-name="WWNum9">
          <text:list-item>
            <text:p text:style-name="P13">Computer Support</text:p>
          </text:list-item>
          <text:list-item>
            <text:p text:style-name="P13">Technical / Customer Support</text:p>
          </text:list-item>
          <text:list-item>
            <text:p text:style-name="P14">Active Listening</text:p>
          </text:list-item>
          <text:list-item>
            <text:p text:style-name="P14">Analytical and Critical Thinking<text:tab/></text:p>
          </text:list-item>
          <text:list-item>
            <text:p text:style-name="P13">Active Directory</text:p>
          </text:list-item>
          <text:list-item>
            <text:p text:style-name="P13">ServiceNow</text:p>
          </text:list-item>
          <text:list-item>
            <text:p text:style-name="P15">C++, Java, HTML/CSS</text:p>
          </text:list-item>
          <text:list-item>
            <text:p text:style-name="P2"><text:span text:style-name="T8">Switches / </text:span><text:span text:style-name="T9">routers</text:span></text:p>
          </text:list-item>
          <text:list-item>
            <text:p text:style-name="P3"><text:span text:style-name="T8">Microsoft Office </text:span><text:span text:style-name="T12">(Word,Excel,</text:span></text:p>
            <text:p text:style-name="P16">PowerPoint,Access)</text:p>
          </text:list-item>
          <text:list-item>
            <text:p text:style-name="P14">Windows XP – 11</text:p>
          </text:list-item>
          <text:list-item>
            <text:p text:style-name="P14">Linux / MacOS</text:p>
          </text:list-item>
        </text:list>
      </text:section>
      <text:section text:style-name="Sect2" text:name="Section1">
        <text:p text:style-name="P25"/>
        <text:p text:style-name="P28">WORK HISTORY<text:tab/><text:tab/><text:tab/><text:tab/><text:tab/><text:tab/><text:tab/><text:tab/><text:tab/><text:tab/><text:tab/><text:tab/><text:tab/></text:p>
        <text:p text:style-name="P9"><text:span text:style-name="T2">DXC Technology,</text:span><text:span text:style-name="T7"> Las Vegas, NV</text:span><text:span text:style-name="T2"> (contract complete)<text:tab/><text:tab/><text:tab/>Jul 2023 - Jan 2024</text:span></text:p>
        <text:p text:style-name="P30">Help Desk Analyst </text:p>
        <text:list text:style-name="WWNum1">
          <text:list-item>
            <text:p text:style-name="P17">First line general Help Desk support for DoD contractor Raytheon and Pratt &amp; Whitney. </text:p>
          </text:list-item>
          <text:list-item>
            <text:p text:style-name="P17">Managed and maintained user accounts on Active Directory and Office 365.</text:p>
          </text:list-item>
          <text:list-item>
            <text:p text:style-name="P4"><text:span text:style-name="T8">Proper handling of escalations and access requests.</text:span></text:p>
            <text:p text:style-name="P4"/>
          </text:list-item>
        </text:list>
        <text:p text:style-name="P29">Robert Half International, Las Vegas, NV (contract complete)<text:tab/><text:tab/>Nov 2021 – Oct 2022</text:p>
        <text:p text:style-name="P8"><text:span text:style-name="T2">Help Desk </text:span><text:span text:style-name="T6">Analyst</text:span></text:p>
        <text:list text:style-name="WWNum2">
          <text:list-item>
            <text:p text:style-name="P5"><text:span text:style-name="T8">General help desk support for various clients and needs</text:span></text:p>
          </text:list-item>
          <text:list-item>
            <text:p text:style-name="P5"><text:span text:style-name="T10">New user credential management, general access issues to various tools and programs</text:span></text:p>
          </text:list-item>
          <text:list-item>
            <text:p text:style-name="P5"><text:span text:style-name="T10">Consistently received positive reviews and praise from both client and their customers</text:span><text:span text:style-name="T8">.</text:span></text:p>
          </text:list-item>
        </text:list>
        <text:p text:style-name="P25"/>
        <text:p text:style-name="P8"><text:span text:style-name="T2">Barclays Bank, Las Vegas, NV (contract complete)<text:tab/><text:tab/><text:tab/><text:tab/></text:span><text:span text:style-name="T3">Sep</text:span><text:span text:style-name="T2"> 2021 – </text:span><text:span text:style-name="T3">Oct</text:span><text:span text:style-name="T2"> 2021</text:span></text:p>
        <text:p text:style-name="P29">Technical Support </text:p>
        <text:list text:style-name="WWNum3">
          <text:list-item>
            <text:p text:style-name="P18">Trained Barclay’s first, fully work from home group of new hires on equipment setup, usage, and login.</text:p>
          </text:list-item>
          <text:list-item>
            <text:p text:style-name="P18">Successfully completed a recycling vendor negotiation.</text:p>
          </text:list-item>
          <text:list-item>
            <text:p text:style-name="P19">Completed inventory <text:span text:style-name="T16">of all equipment in the building, establishing a streamlined asset </text:span>tracking <text:span text:style-name="T16">system</text:span>.</text:p>
          </text:list-item>
        </text:list>
        <text:p text:style-name="P25"/>
        <text:p text:style-name="P29">Venetian Hotel &amp; Casino, Las Vegas, NV (contract complete)<text:tab/><text:tab/>Jul 2021 – Sep 2021</text:p>
        <text:p text:style-name="P8"><text:span text:style-name="T6">Help Desk</text:span><text:span text:style-name="T2"> Support </text:span></text:p>
        <text:list text:style-name="WWNum4">
          <text:list-item>
            <text:p text:style-name="P20"><text:span text:style-name="T16">Migration of Venetian employee credentials to new owner servers and services</text:span>.</text:p>
          </text:list-item>
          <text:list-item>
            <text:p text:style-name="P20"><text:span text:style-name="T16">Reviewed and resolved access issues with MDM, Active Diractory and Microsoft Office</text:span>.</text:p>
          </text:list-item>
        </text:list>
        <text:p text:style-name="P11"/>
        <text:p text:style-name="P29">C3 / Everise, Las Vegas, NV (contract complete)<text:tab/><text:tab/><text:tab/><text:tab/>Sep 2020 – Jun 2021</text:p>
        <text:p text:style-name="P7"><text:span text:style-name="T2">Technical Support</text:span><text:span text:style-name="T8"> </text:span><text:span text:style-name="T6">Representative</text:span></text:p>
        <text:list text:style-name="WWNum5">
          <text:list-item>
            <text:p text:style-name="P21">Consistently met SLA set by eero.com for customer interaction and resolutions.</text:p>
          </text:list-item>
          <text:list-item>
            <text:p text:style-name="P21">Earned top scores in my team for customer feedback and satisfaction surveys.</text:p>
          </text:list-item>
        </text:list>
        <text:p text:style-name="P8"><text:span text:style-name="T8"/></text:p>
        <text:p text:style-name="P10"><text:span text:style-name="T2">IPGARD, Las Vegas, NV<text:tab/><text:tab/><text:tab/><text:tab/><text:tab/><text:tab/><text:tab/></text:span><text:span text:style-name="T5">Feb </text:span><text:span text:style-name="T2">2020 – Jun 202</text:span><text:span text:style-name="T5">0</text:span></text:p>
        <text:p text:style-name="P10"><text:span text:style-name="T6">IT</text:span><text:span text:style-name="T2"> Support </text:span><text:span text:style-name="T6">Manager</text:span></text:p>
        <text:list text:continue-numbering="true" text:style-name="WWNum5">
          <text:list-item>
            <text:p text:style-name="P22">Helped gain NIAP certification for all products and network security.</text:p>
          </text:list-item>
          <text:list-item>
            <text:p text:style-name="P22">Completed inventory of all equipment in the building and developed a complete SOP of IT operations.</text:p>
          </text:list-item>
          <text:list-item>
            <text:p text:style-name="P22"><text:soft-page-break/>Made the IT Department useful and efficient in bolstering the compan<text:span text:style-name="T13">y’</text:span>s objectives and prosperity.</text:p>
          </text:list-item>
        </text:list>
        <text:p text:style-name="P25"/>
        <text:p text:style-name="P31">Asurion, Las Vegas, NV<text:tab/><text:tab/><text:tab/><text:tab/><text:tab/><text:tab/><text:tab/>Jun 2019 – Feb 2020</text:p>
        <text:p text:style-name="P25"><text:span text:style-name="T15">Technical Support Representative</text:span></text:p>
        <text:list text:style-name="WWNum6">
          <text:list-item>
            <text:p text:style-name="P23">Assisted customers in identifying issues and explained solutions to restore service and functionality.</text:p>
          </text:list-item>
          <text:list-item>
            <text:p text:style-name="P23">Translated complex technical issues into digestible language for non-technical users.</text:p>
          </text:list-item>
          <text:list-item>
            <text:p text:style-name="P6"><text:span text:style-name="T8">Researched product and issue resolution tactics to address customer concerns, including device upgrades </text:span><text:span text:style-name="T10">or purchases</text:span></text:p>
          </text:list-item>
        </text:list>
        <text:p text:style-name="P25"/>
        <text:p text:style-name="P8"><text:span text:style-name="T2">DTT / DTiQ, Las Vegas, N</text:span><text:span text:style-name="T4">V<text:tab/><text:tab/><text:tab/><text:tab/><text:tab/><text:tab/><text:tab/></text:span><text:span text:style-name="T2">Jul 2013 – Apr 2019</text:span></text:p>
        <text:p text:style-name="P29">Technical Support Representative</text:p>
        <text:list text:style-name="WWNum7">
          <text:list-item>
            <text:p text:style-name="P24">Provided technical and customer support for DTiQ clients and businesses with POS integrated video.</text:p>
          </text:list-item>
          <text:list-item>
            <text:p text:style-name="P24">Increased successful Loss Prevention for clients, handling sensitive documentation and video/audio evidence.</text:p>
          </text:list-item>
          <text:list-item>
            <text:p text:style-name="P24">Resolved remote connectivity and hardware problems with various third-party switches, routers, and devices.</text:p>
          </text:list-item>
        </text:list>
        <text:p text:style-name="P25"/>
        <text:p text:style-name="P28">EDUCATION<text:tab/><text:tab/><text:tab/><text:tab/><text:tab/><text:tab/><text:tab/><text:tab/><text:tab/><text:tab/><text:tab/><text:tab/><text:tab/></text:p>
        <text:p text:style-name="P25">High Tech Institute - Phoenix, Arizona</text:p>
        <text:p text:style-name="P8"><text:span text:style-name="T8">Associate/</text:span><text:span text:style-name="T12">Bachelor</text:span><text:span text:style-name="T8"> degree: Information Technology (</text:span><text:span text:style-name="T12">Aug 2002 - Ongoing</text:span><text:span text:style-name="T8">)</text:span></text:p>
        <text:p text:style-name="P25"/>
        <text:p text:style-name="P25">Roswell Job Corps – Eastern New Mexico University Roswell, New Mexico</text:p>
        <text:p text:style-name="P8"><text:span text:style-name="T8">High School Diploma </text:span><text:span text:style-name="T12">(Sep 2001 – Sep 2001)</text:span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  <style:font-face style:name="opensans-regular" svg:font-family="opensans-regular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ptos" fo:font-size="11pt" fo:language="en" fo:country="IN" style:letter-kerning="true" style:font-name-asian="Aptos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ptos" fo:font-size="11pt" fo:language="en" fo:country="IN" style:letter-kerning="true" style:font-name-asian="Aptos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punctuation-wrap="hanging" style:writing-mode="lr-tb"/>
      <style:text-properties style:use-window-font-color="true" loext:opacity="0%" style:font-name="Aptos" fo:font-family="Aptos" style:font-family-generic="roman" style:font-pitch="variable" fo:font-size="11pt" fo:language="en" fo:country="IN" style:letter-kerning="true" style:font-name-asian="Aptos1" style:font-family-asian="Aptos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fo:hyphenation-ladder-count="no-limit" style:punctuation-wrap="hanging" style:writing-mode="lr-tb"/>
      <style:text-properties style:use-window-font-color="true" loext:opacity="0%" style:font-name="Aptos" fo:font-family="Aptos" style:font-family-generic="roman" style:font-pitch="variable" fo:font-size="11pt" fo:language="en" fo:country="IN" style:letter-kerning="true" style:font-name-asian="Aptos1" style:font-family-asian="Aptos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6339in" style:type="center"/>
          <style:tab-stop style:position="7.268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6339in" style:type="center"/>
          <style:tab-stop style:position="7.2681in" style:type="right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1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Wingdings1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-complex="Symbol1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Wingdings1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-complex="Symbol1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Wingdings1" style:font-family-complex="Wingdings" style:font-family-generic-complex="system" style:font-pitch-complex="variable"/>
    </style:style>
    <style:style style:name="ListLabel_20_73" style:display-name="ListLabel 73" style:family="text">
      <style:text-properties style:font-name-complex="Symbol1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-complex="Symbol1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Wingdings1" style:font-family-complex="Wingdings" style:font-family-generic-complex="system" style:font-pitch-complex="variable"/>
    </style:style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style:font-name="Calibri" fo:font-family="Calibri" style:font-family-generic="roman" style:font-pitch="variable" fo:font-size="10pt" style:font-size-asian="10pt" style:font-name-complex="Calibri2" style:font-family-complex="Calibri" style:font-family-generic-complex="system" style:font-pitch-complex="variable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83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84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85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86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87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88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9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0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3:36:00</meta:creation-date>
    <meta:initial-creator>Jitender Singh</meta:initial-creator>
    <dc:language>en-US</dc:language>
    <dc:date>2025-02-03T17:29:50.873631524</dc:date>
    <meta:editing-cycles>21</meta:editing-cycles>
    <meta:editing-duration>PT8H28M1S</meta:editing-duration>
    <meta:generator>LibreOffice/24.2.7.2$Linux_X86_64 LibreOffice_project/420$Build-2</meta:generator>
    <meta:document-statistic meta:table-count="0" meta:image-count="0" meta:object-count="0" meta:page-count="2" meta:paragraph-count="68" meta:word-count="552" meta:character-count="3844" meta:non-whitespace-character-count="3287"/>
    <meta:user-defined meta:name="AppVersion">15.0000</meta:user-defined>
    <meta:template xlink:type="simple" xlink:actuate="onRequest" xlink:title="Normal" xlink:href=""/>
  </office:meta>
</office:document-meta>
</file>